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059" svg:font-family="C059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1pt" style:text-underline-style="none" fo:font-weight="bold" officeooo:rsid="00123b89" officeooo:paragraph-rsid="00123b89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1pt" style:text-underline-style="none" fo:font-weight="normal" officeooo:rsid="00123b89" officeooo:paragraph-rsid="00123b89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1pt" style:text-underline-style="none" fo:font-weight="normal" officeooo:rsid="00126508" officeooo:paragraph-rsid="0012650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1pt" style:text-underline-style="none" fo:font-weight="normal" officeooo:rsid="001283ff" officeooo:paragraph-rsid="001283f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1pt" style:text-underline-style="none" style:font-size-asian="11pt" style:font-size-complex="11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text-underline-style="none" fo:font-weight="bold" officeooo:rsid="00123b89" officeooo:paragraph-rsid="00123b89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text-underline-style="none" fo:font-weight="normal" officeooo:rsid="00123b89" officeooo:paragraph-rsid="00123b89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text-underline-style="none" fo:font-weight="normal" officeooo:rsid="00123b89" officeooo:paragraph-rsid="0013e3c4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text-underline-style="none" fo:font-weight="normal" officeooo:rsid="00126508" officeooo:paragraph-rsid="00126508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text-underline-style="none" fo:font-weight="normal" officeooo:rsid="00126508" officeooo:paragraph-rsid="0013e3c4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text-underline-style="none" fo:font-weight="normal" officeooo:rsid="001283ff" officeooo:paragraph-rsid="0013e3c4" style:font-size-asian="11pt" style:font-weight-asian="normal" style:font-size-complex="11pt" style:font-weight-complex="normal"/>
    </style:style>
    <style:style style:name="T1" style:family="text">
      <style:text-properties officeooo:rsid="00123b89"/>
    </style:style>
    <style:style style:name="T2" style:family="text">
      <style:text-properties officeooo:rsid="0013e3c4"/>
    </style:style>
    <style:style style:name="T3" style:family="text">
      <style:text-properties style:font-name="C059" officeooo:rsid="0013e3c4" style:font-name-asian="C059" style:font-name-complex="C0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Minimundo 1 </text:span></text:p>
      <text:p text:style-name="P1"/>
      <text:list xml:id="list779604641" text:style-name="L1">
        <text:list-item>
          <text:p text:style-name="P7">O que o software precisa ter:</text:p>
          <text:list>
            <text:list-item>
              <text:p text:style-name="P8">Interface de usuário agradável e manter a consistência dos dados. <text:span text:style-name="T3"></text:span></text:p>
              <text:p text:style-name="P8"/>
              <text:p text:style-name="P9">LOJA: <text:span text:style-name="T3"></text:span></text:p>
            </text:list-item>
            <text:list-item>
              <text:p text:style-name="P8">120 funcionários divididos em: </text:p>
              <text:list>
                <text:list-item>
                  <text:p text:style-name="P9">Vendedor <text:s/><text:span text:style-name="T3"></text:span></text:p>
                </text:list-item>
                <text:list-item>
                  <text:p text:style-name="P9">Mecânico <text:span text:style-name="T3"></text:span></text:p>
                </text:list-item>
                <text:list-item>
                  <text:p text:style-name="P9">Administrativo <text:span text:style-name="T3"></text:span></text:p>
                  <text:p text:style-name="P8"/>
                </text:list-item>
              </text:list>
            </text:list-item>
            <text:list-item>
              <text:p text:style-name="P11">Setor de Reparos: <text:span text:style-name="T3"></text:span></text:p>
              <text:list>
                <text:list-item>
                  <text:p text:style-name="P11">O mecânico só pode realizar reparos em carros vendidos/comprados na loja. <text:span text:style-name="T3"></text:span></text:p>
                </text:list-item>
              </text:list>
            </text:list-item>
          </text:list>
        </text:list-item>
      </text:list>
      <text:p text:style-name="P4"/>
      <text:list xml:id="list140231130647317" text:continue-numbering="true" text:style-name="L1">
        <text:list-item>
          <text:list>
            <text:list-item>
              <text:p text:style-name="P11">Setor de Vendas: <text:span text:style-name="T3"></text:span></text:p>
              <text:list>
                <text:list-item>
                  <text:p text:style-name="P11">Vendedor pode comprar/vender carros usados. Cada carro vendido o vendedor ganha 1% em cima do valor do carro. <text:span text:style-name="T3"></text:span></text:p>
                  <text:p text:style-name="P10"/>
                </text:list-item>
                <text:list-item>
                  <text:p text:style-name="P11">O cliente precisa ter cadastro completo. <text:span text:style-name="T3"></text:span></text:p>
                  <text:p text:style-name="P10"/>
                </text:list-item>
                <text:list-item>
                  <text:p text:style-name="P11">Situações do Veículo na loja: <text:span text:style-name="T3"></text:span></text:p>
                  <text:list>
                    <text:list-item>
                      <text:p text:style-name="P11">Livre <text:span text:style-name="T3"></text:span></text:p>
                    </text:list-item>
                    <text:list-item>
                      <text:p text:style-name="P11">Vendido <text:span text:style-name="T3"></text:span></text:p>
                    </text:list-item>
                    <text:list-item>
                      <text:p text:style-name="P11">Em manutenção. <text:span text:style-name="T3"> </text:span></text:p>
                      <text:p text:style-name="P10"/>
                    </text:list-item>
                  </text:list>
                </text:list-item>
                <text:list-item>
                  <text:p text:style-name="P11">Montadora: <text:span text:style-name="T3"></text:span></text:p>
                  <text:list>
                    <text:list-item>
                      <text:p text:style-name="P11">O veículo deve possui uma montadora, exemplo: fiat, ford,etc. Uma montadora pode possuir vários modelos, exemplo: a Fiat possui modelos como Palio, Linea, etc. Um modelo pode possuir várias versões, exemplo: O Palio possui versões como Palio Fire, Palio Essence <text:span text:style-name="T3">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40229871383925" text:continue-numbering="true" text:style-name="L1">
        <text:list-item>
          <text:list>
            <text:list-item>
              <text:p text:style-name="P11">Administrativo: <text:span text:style-name="T3"></text:span></text:p>
              <text:list>
                <text:list-item>
                  <text:p text:style-name="P11">Responsável pelo Cadastro Básico: <text:span text:style-name="T3"></text:span></text:p>
                  <text:list>
                    <text:list-item>
                      <text:p text:style-name="P11">Funcionário <text:span text:style-name="T3"></text:span></text:p>
                    </text:list-item>
                    <text:list-item>
                      <text:p text:style-name="P11">Cliente <text:span text:style-name="T3"></text:span></text:p>
                    </text:list-item>
                    <text:list-item>
                      <text:p text:style-name="P11">Veículo <text:span text:style-name="T3"></text:span></text:p>
                    </text:list-item>
                    <text:list-item>
                      <text:p text:style-name="P11">Reparo e Peça. <text:span text:style-name="T3"></text:span></text:p>
                    </text:list-item>
                  </text:list>
                </text:list-item>
                <text:list-item>
                  <text:p text:style-name="P11"><text:soft-page-break/>Autorização dos reparos feitos pelo mecânico. <text:span text:style-name="T3"></text:span></text:p>
                </text:list-item>
                <text:list-item>
                  <text:p text:style-name="P11">Toda e Qualquer compra realizada pelo Vendedor. <text:span text:style-name="T3"></text:span></text:p>
                </text:list-item>
                <text:list-item>
                  <text:p text:style-name="P11">Autorizações de competência do vendedor: <text:span text:style-name="T3"></text:span></text:p>
                  <text:list>
                    <text:list-item>
                      <text:p text:style-name="P11">Estoque e Reparo. <text:span text:style-name="T3">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40230490144154" text:continue-numbering="true" text:style-name="L1">
        <text:list-item>
          <text:list>
            <text:list-item>
              <text:p text:style-name="P11">Na Oficina: <text:span text:style-name="T3"></text:span></text:p>
              <text:list>
                <text:list-item>
                  <text:p text:style-name="P11">Estoque de Peças. <text:span text:style-name="T3"></text:span></text:p>
                </text:list-item>
                <text:list-item>
                  <text:p text:style-name="P11">Peça Identificada pelo Código de Barra. <text:span text:style-name="T3"></text:span></text:p>
                </text:list-item>
                <text:list-item>
                  <text:p text:style-name="P12">Pedidos de autorização junto ao Administrativo. <text:span text:style-name="T3"></text:span></text:p>
                </text:list-item>
                <text:list-item>
                  <text:p text:style-name="P12">Caso em falta, pedido de compra ao Administrativo. <text:span text:style-name="T3"></text:span></text:p>
                </text:list-item>
              </text:list>
            </text:list-item>
          </text:list>
        </text:list-item>
      </text:list>
      <text:p text:style-name="P5"/>
      <text:list xml:id="list140230377442671" text:continue-numbering="true" text:style-name="L1">
        <text:list-item>
          <text:list>
            <text:list-item>
              <text:p text:style-name="P12">Extras: <text:span text:style-name="T3"></text:span></text:p>
              <text:list>
                <text:list-item>
                  <text:p text:style-name="P12">O sistema deve possuir um módulo de acesso ao cliente, que após autenticação ao sistema, permite que as características e o preço dos automóveis sejam consultados pelo modelo e ano. O cliente pode submeter uma proposta e informar se será um financiamento ou uma troca. <text:span text:style-name="T3"></text:span></text:p>
                </text:list-item>
              </text:list>
            </text:list-item>
          </text:list>
        </text:list-item>
      </text:list>
      <text:p text:style-name="P3"/>
      <text:p text:style-name="P2"/>
      <text:p text:style-name="P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059" svg:font-family="C059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3:39:23.552937678</meta:creation-date>
    <dc:date>2020-11-18T14:02:29.300026058</dc:date>
    <meta:editing-duration>PT11M5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293" meta:character-count="1537" meta:non-whitespace-character-count="1315"/>
  </office:meta>
</office:document-meta>
</file>